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12_15-58-32_000.jpg</text:p>
          </table:table-cell>
          <table:table-cell table:style-name="ce20" office:value-type="string">
            <text:p>:m / 東和、日報 / TEMPLATE</text:p>
          </table:table-cell>
          <table:table-cell table:style-name="ce3"/>
          <table:table-cell table:style-name="ce3"/>
          <table:table-cell table:style-name="ce3" office:value-type="string">
            <text:p>N-35-35-28.82 E-139-34-49.6</text:p>
          </table:table-cell>
          <table:table-cell table:style-name="ce34" table:formula="of:=IF([.E2]=&quot;&quot;;[.C2];CONCATENATE([.C2];&quot; / &quot;;[.E2]))" office:value-type="string" office:string-value=":m / 東和、日報 / TEMPLATE">
            <text:p>:m / 東和、日報 / TEMPLATE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7_09-09-14_000.jpg</text:p>
          </table:table-cell>
          <table:table-cell table:style-name="ce20" office:value-type="string">
            <text:p>:m 1*1 res / JVEMV6 41#7.5_2 / 41. economics / 7. topics / 5. グラス・スティーガル法</text:p>
          </table:table-cell>
          <table:table-cell table:style-name="ce3"/>
          <table:table-cell table:style-name="ce3"/>
          <table:table-cell table:style-name="ce3" office:value-type="string">
            <text:p>N-35-35-28.64 E-139-34-49.54</text:p>
          </table:table-cell>
          <table:table-cell table:style-name="ce34" table:formula="of:=IF([.E3]=&quot;&quot;;[.C3];CONCATENATE([.C3];&quot; / &quot;;[.E3]))" office:value-type="string" office:string-value=":m 1*1 res / JVEMV6 41#7.5_2 / 41. economics / 7. topics / 5. グラス・スティーガル法">
            <text:p>:m 1*1 res / JVEMV6 41#7.5_2 / 41. economics / 7. topics / 5. グラス・スティーガル法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27_10-37-55_000.jpg</text:p>
          </table:table-cell>
          <table:table-cell table:style-name="ce23" office:value-type="string">
            <text:p>:m 食べた物</text:p>
          </table:table-cell>
          <table:table-cell table:style-name="ce33"/>
          <table:table-cell table:style-name="ce3"/>
          <table:table-cell table:style-name="ce3" office:value-type="string">
            <text:p>N-35-35-23.23 E-139-34-55.53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27_12-18-02_000.jpg</text:p>
          </table:table-cell>
          <table:table-cell table:style-name="ce23" office:value-type="string">
            <text:p>:m 東和 PHOTO / 200328sa / 早稲田駅（東西線） / 豊島区高田１丁目計画 / １名 / 佐藤工業（古里建設工業） / 資料</text:p>
          </table:table-cell>
          <table:table-cell table:style-name="ce25"/>
          <table:table-cell table:style-name="ce3"/>
          <table:table-cell table:style-name="ce3" office:value-type="string">
            <text:p>N-35-35-28.72 E-139-34-49.38</text:p>
          </table:table-cell>
          <table:table-cell table:style-name="ce34" table:formula="of:=IF([.E5]=&quot;&quot;;[.C5];CONCATENATE([.C5];&quot; / &quot;;[.E5]))" office:value-type="string" office:string-value=":m 東和 PHOTO / 200328sa / 早稲田駅（東西線） / 豊島区高田１丁目計画 / １名 / 佐藤工業（古里建設工業） / 資料">
            <text:p>:m 東和 PHOTO / 200328sa / 早稲田駅（東西線） / 豊島区高田１丁目計画 / １名 / 佐藤工業（古里建設工業） / 資料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27_12-22-43_000.jpg</text:p>
          </table:table-cell>
          <table:table-cell table:style-name="ce23" office:value-type="string">
            <text:p>:m 東和 PHOTO / 200328sa / 早稲田駅（東西線） / 豊島区高田１丁目計画 / １名 / 佐藤工業（古里建設工業） / 資料</text:p>
          </table:table-cell>
          <table:table-cell table:style-name="ce25"/>
          <table:table-cell table:style-name="ce3"/>
          <table:table-cell table:style-name="ce3" office:value-type="string">
            <text:p>N-35-35-28.92 E-139-34-49.32</text:p>
          </table:table-cell>
          <table:table-cell table:style-name="ce34" table:formula="of:=IF([.E6]=&quot;&quot;;[.C6];CONCATENATE([.C6];&quot; / &quot;;[.E6]))" office:value-type="string" office:string-value=":m 東和 PHOTO / 200328sa / 早稲田駅（東西線） / 豊島区高田１丁目計画 / １名 / 佐藤工業（古里建設工業） / 資料">
            <text:p>:m 東和 PHOTO / 200328sa / 早稲田駅（東西線） / 豊島区高田１丁目計画 / １名 / 佐藤工業（古里建設工業） / 資料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27_12-22-48_000.jpg</text:p>
          </table:table-cell>
          <table:table-cell table:style-name="ce23" office:value-type="string">
            <text:p>:m 東和 PHOTO / 200328sa / 早稲田駅（東西線） / 豊島区高田１丁目計画 / １名 / 佐藤工業（古里建設工業） / 資料</text:p>
          </table:table-cell>
          <table:table-cell table:style-name="ce14"/>
          <table:table-cell table:style-name="ce3"/>
          <table:table-cell table:style-name="ce3" office:value-type="string">
            <text:p>N-35-35-28.92 E-139-34-49.32</text:p>
          </table:table-cell>
          <table:table-cell table:style-name="ce34" table:formula="of:=IF([.E7]=&quot;&quot;;[.C7];CONCATENATE([.C7];&quot; / &quot;;[.E7]))" office:value-type="string" office:string-value=":m 東和 PHOTO / 200328sa / 早稲田駅（東西線） / 豊島区高田１丁目計画 / １名 / 佐藤工業（古里建設工業） / 資料">
            <text:p>:m 東和 PHOTO / 200328sa / 早稲田駅（東西線） / 豊島区高田１丁目計画 / １名 / 佐藤工業（古里建設工業） / 資料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27_12-22-57_000.jpg</text:p>
          </table:table-cell>
          <table:table-cell table:style-name="ce23" office:value-type="string">
            <text:p>:m 東和 PHOTO / 200328sa / 早稲田駅（東西線） / 豊島区高田１丁目計画 / １名 / 佐藤工業（古里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92 E-139-34-49.32</text:p>
          </table:table-cell>
          <table:table-cell table:style-name="ce34" table:formula="of:=IF([.E8]=&quot;&quot;;[.C8];CONCATENATE([.C8];&quot; / &quot;;[.E8]))" office:value-type="string" office:string-value=":m 東和 PHOTO / 200328sa / 早稲田駅（東西線） / 豊島区高田１丁目計画 / １名 / 佐藤工業（古里建設工業） / 資料">
            <text:p>:m 東和 PHOTO / 200328sa / 早稲田駅（東西線） / 豊島区高田１丁目計画 / １名 / 佐藤工業（古里建設工業） / 資料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27_12-26-07_000.jpg</text:p>
          </table:table-cell>
          <table:table-cell table:style-name="ce23" office:value-type="string">
            <text:p>:m 東和 PHOTO / 200328sa / 早稲田駅（東西線） / 豊島区高田１丁目計画 / １名 / 佐藤工業（古里建設工業） / 資料</text:p>
          </table:table-cell>
          <table:table-cell table:style-name="ce17"/>
          <table:table-cell table:style-name="ce3"/>
          <table:table-cell table:style-name="ce3" office:value-type="string">
            <text:p>N-35-35-28.92 E-139-34-49.32</text:p>
          </table:table-cell>
          <table:table-cell table:style-name="ce34" table:formula="of:=IF([.E9]=&quot;&quot;;[.C9];CONCATENATE([.C9];&quot; / &quot;;[.E9]))" office:value-type="string" office:string-value=":m 東和 PHOTO / 200328sa / 早稲田駅（東西線） / 豊島区高田１丁目計画 / １名 / 佐藤工業（古里建設工業） / 資料">
            <text:p>:m 東和 PHOTO / 200328sa / 早稲田駅（東西線） / 豊島区高田１丁目計画 / １名 / 佐藤工業（古里建設工業） / 資料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27_12-27-12_000.jpg</text:p>
          </table:table-cell>
          <table:table-cell table:style-name="ce23" office:value-type="string">
            <text:p>:m 東和 PHOTO / 200328sa / 早稲田駅（東西線） / 豊島区高田１丁目計画 / １名 / 佐藤工業（古里建設工業） / 資料</text:p>
          </table:table-cell>
          <table:table-cell table:style-name="ce16"/>
          <table:table-cell table:style-name="ce3"/>
          <table:table-cell table:style-name="ce3" office:value-type="string">
            <text:p>N-35-35-28.92 E-139-34-49.32</text:p>
          </table:table-cell>
          <table:table-cell table:style-name="ce34" table:formula="of:=IF([.E10]=&quot;&quot;;[.C10];CONCATENATE([.C10];&quot; / &quot;;[.E10]))" office:value-type="string" office:string-value=":m 東和 PHOTO / 200328sa / 早稲田駅（東西線） / 豊島区高田１丁目計画 / １名 / 佐藤工業（古里建設工業） / 資料">
            <text:p>:m 東和 PHOTO / 200328sa / 早稲田駅（東西線） / 豊島区高田１丁目計画 / １名 / 佐藤工業（古里建設工業） / 資料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27_12-28-11_000.jpg</text:p>
          </table:table-cell>
          <table:table-cell table:style-name="ce23" office:value-type="string">
            <text:p>:m 東和 PHOTO / 200328sa / 早稲田駅（東西線） / 豊島区高田１丁目計画 / １名 / 佐藤工業（古里建設工業） / 資料</text:p>
          </table:table-cell>
          <table:table-cell table:style-name="ce17"/>
          <table:table-cell table:style-name="ce3"/>
          <table:table-cell table:style-name="ce3" office:value-type="string">
            <text:p>N-35-35-28.92 E-139-34-49.32</text:p>
          </table:table-cell>
          <table:table-cell table:style-name="ce34" table:formula="of:=IF([.E11]=&quot;&quot;;[.C11];CONCATENATE([.C11];&quot; / &quot;;[.E11]))" office:value-type="string" office:string-value=":m 東和 PHOTO / 200328sa / 早稲田駅（東西線） / 豊島区高田１丁目計画 / １名 / 佐藤工業（古里建設工業） / 資料">
            <text:p>:m 東和 PHOTO / 200328sa / 早稲田駅（東西線） / 豊島区高田１丁目計画 / １名 / 佐藤工業（古里建設工業） / 資料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27_15-04-45_000.jpg</text:p>
          </table:table-cell>
          <table:table-cell table:style-name="ce17" office:value-type="string">
            <text:p>:m RES 1*1 / free# JVEMV6 37#21.2_1 / 37. miscs of miscs / 21. math&amp;physics / 2. cosmological constant (cc)</text:p>
          </table:table-cell>
          <table:table-cell table:style-name="ce16"/>
          <table:table-cell table:style-name="ce3"/>
          <table:table-cell table:style-name="ce3" office:value-type="string">
            <text:p>N-35-35-28.52 E-139-34-49.49</text:p>
          </table:table-cell>
          <table:table-cell table:style-name="ce34" table:formula="of:=IF([.E12]=&quot;&quot;;[.C12];CONCATENATE([.C12];&quot; / &quot;;[.E12]))" office:value-type="string" office:string-value=":m RES 1*1 / free# JVEMV6 37#21.2_1 / 37. miscs of miscs / 21. math&amp;physics / 2. cosmological constant (cc)">
            <text:p>:m RES 1*1 / free# JVEMV6 37#21.2_1 / 37. miscs of miscs / 21. math&amp;physics / 2. cosmological constant (cc)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27_17-10-56_000.jpg</text:p>
          </table:table-cell>
          <table:table-cell table:style-name="ce20" office:value-type="string">
            <text:p>:m RES 1*1 / free# JVEMV6 37#19.2_8 / 37. miscs of miscs / 19. nt / 2. carbon-fixation /</text:p>
          </table:table-cell>
          <table:table-cell table:style-name="ce17"/>
          <table:table-cell table:style-name="ce3"/>
          <table:table-cell table:style-name="ce3" office:value-type="string">
            <text:p>N-35-35-28.82 E-139-34-49.49</text:p>
          </table:table-cell>
          <table:table-cell table:style-name="ce34" table:formula="of:=IF([.E13]=&quot;&quot;;[.C13];CONCATENATE([.C13];&quot; / &quot;;[.E13]))" office:value-type="string" office:string-value=":m RES 1*1 / free# JVEMV6 37#19.2_8 / 37. miscs of miscs / 19. nt / 2. carbon-fixation /">
            <text:p>:m RES 1*1 / free# JVEMV6 37#19.2_8 / 37. miscs of miscs / 19. nt / 2. carbon-fixation /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27_18-06-51_000.jpg</text:p>
          </table:table-cell>
          <table:table-cell table:style-name="ce6" office:value-type="string">
            <text:p>:m music / log / gt / || s.1:fs-1,fs,-,score+,-,-,-,R=1</text:p>
          </table:table-cell>
          <table:table-cell table:style-name="ce6"/>
          <table:table-cell table:style-name="ce3"/>
          <table:table-cell table:style-name="ce3" office:value-type="string">
            <text:p>N-35-35-28.72 E-139-34-49.32</text:p>
          </table:table-cell>
          <table:table-cell table:style-name="ce34" table:formula="of:=IF([.E14]=&quot;&quot;;[.C14];CONCATENATE([.C14];&quot; / &quot;;[.E14]))" office:value-type="string" office:string-value=":m music / log / gt / || s.1:fs-1,fs,-,score+,-,-,-,R=1">
            <text:p>:m music / log / gt / || s.1:fs-1,fs,-,score+,-,-,-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27_18-41-15_000.jpg</text:p>
          </table:table-cell>
          <table:table-cell table:style-name="ce6" office:value-type="string">
            <text:p>:m music / log / sx / || s.1:fs-1,fs,-,-,-,-,-,R=1</text:p>
          </table:table-cell>
          <table:table-cell table:style-name="ce15"/>
          <table:table-cell table:style-name="ce3"/>
          <table:table-cell table:style-name="ce3" office:value-type="string">
            <text:p>N-35-35-28.71 E-139-34-49.38</text:p>
          </table:table-cell>
          <table:table-cell table:style-name="ce34" table:formula="of:=IF([.E15]=&quot;&quot;;[.C15];CONCATENATE([.C15];&quot; / &quot;;[.E15]))" office:value-type="string" office:string-value=":m music / log / sx / || s.1:fs-1,fs,-,-,-,-,-,R=1">
            <text:p>:m music / log / sx / || s.1:fs-1,fs,-,-,-,-,-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3-27_18-42-34_000.jpg</text:p>
          </table:table-cell>
          <table:table-cell table:style-name="ce6" office:value-type="string">
            <text:p>:m :lets / action activity / やること / CO2；econ；宇宙定数</text:p>
          </table:table-cell>
          <table:table-cell table:style-name="ce15"/>
          <table:table-cell table:style-name="ce3"/>
          <table:table-cell table:style-name="ce3" office:value-type="string">
            <text:p>N-35-35-28.67 E-139-34-49.38</text:p>
          </table:table-cell>
          <table:table-cell table:style-name="ce34" table:formula="of:=IF([.E16]=&quot;&quot;;[.C16];CONCATENATE([.C16];&quot; / &quot;;[.E16]))" office:value-type="string" office:string-value=":m :lets / action activity / やること / CO2；econ；宇宙定数">
            <text:p>:m :lets / action activity / やること / CO2；econ；宇宙定数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3-27_21-00-56_000.jpg</text:p>
          </table:table-cell>
          <table:table-cell table:style-name="ce20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3.33 E-139-34-55.48</text:p>
          </table:table-cell>
          <table:table-cell table:style-name="ce34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3-27_22-48-39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7.86 E-139-34-49.82</text:p>
          </table:table-cell>
          <table:table-cell table:style-name="ce34" table:formula="of:=IF([.E18]=&quot;&quot;;[.C18];CONCATENATE([.C18];&quot; / &quot;;[.E18]))" office:value-type="string" office:string-value=":m :PHOTO 寝た時刻 / 2020">
            <text:p>:m :PHOTO 寝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3-28_04-08-2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46 E-139-34-49.71</text:p>
          </table:table-cell>
          <table:table-cell table:style-name="ce34" table:formula="of:=IF([.E19]=&quot;&quot;;[.C19];CONCATENATE([.C19];&quot; / &quot;;[.E19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3-28_04-59-02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3.03 E-139-34-57.4</text:p>
          </table:table-cell>
          <table:table-cell table:style-name="ce34" table:formula="of:=IF([.E20]=&quot;&quot;;[.C20];CONCATENATE([.C20];&quot; / &quot;;[.E20]))" office:value-type="string" office:string-value=":m 食べた物　間食 / 味噌スープ">
            <text:p>:m 食べた物　間食 / 味噌スープ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3-28_05-28-43_000.jpg</text:p>
          </table:table-cell>
          <table:table-cell table:style-name="ce23" office:value-type="string">
            <text:p>:m 東和 PHOTO / 200328sa / 早稲田駅（東西線） / 豊島区高田１丁目計画 / １名 / 佐藤工業（古里建設工業） / 出発時間 / N-35-35-28.53 E-139-34-50.04</text:p>
          </table:table-cell>
          <table:table-cell table:style-name="ce16"/>
          <table:table-cell table:style-name="ce3" table:formula="of:=[.F21]" office:value-type="string" office:string-value="N-35-35-28.53 E-139-34-50.04">
            <text:p>N-35-35-28.53 E-139-34-50.04</text:p>
          </table:table-cell>
          <table:table-cell table:style-name="ce3" office:value-type="string">
            <text:p>N-35-35-28.53 E-139-34-50.04</text:p>
          </table:table-cell>
          <table:table-cell table:style-name="ce34" table:formula="of:=IF([.E21]=&quot;&quot;;[.C21];CONCATENATE([.C21];&quot; / &quot;;[.E21]))" office:value-type="string" office:string-value=":m 東和 PHOTO / 200328sa / 早稲田駅（東西線） / 豊島区高田１丁目計画 / １名 / 佐藤工業（古里建設工業） / 出発時間 / N-35-35-28.53 E-139-34-50.04 / N-35-35-28.53 E-139-34-50.04">
            <text:p>:m 東和 PHOTO / 200328sa / 早稲田駅（東西線） / 豊島区高田１丁目計画 / １名 / 佐藤工業（古里建設工業） / 出発時間 / N-35-35-28.53 E-139-34-50.04 / N-35-35-28.53 E-139-34-50.0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3-28_17-02-51_000.jpg</text:p>
          </table:table-cell>
          <table:table-cell table:style-name="ce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3.3 E-139-34-55.86</text:p>
          </table:table-cell>
          <table:table-cell table:style-name="ce34" table:formula="of:=IF([.E22]=&quot;&quot;;[.C22];CONCATENATE([.C22];&quot; / &quot;;[.E22]))" office:value-type="string" office:string-value=":m 食べた物　間食 / 味噌スープ">
            <text:p>:m 食べた物　間食 / 味噌スープ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3-28_17-54-59_000.jpg</text:p>
          </table:table-cell>
          <table:table-cell table:style-name="ce20" office:value-type="string">
            <text:p>:m 1*1 res / JVEMV6 41#7.5_3 / 41. economics / 7. topics / 5. グラス・スティーガル法</text:p>
          </table:table-cell>
          <table:table-cell table:style-name="ce14"/>
          <table:table-cell table:style-name="ce3"/>
          <table:table-cell table:style-name="ce3" office:value-type="string">
            <text:p>N-35-35-28.53 E-139-34-49.43</text:p>
          </table:table-cell>
          <table:table-cell table:style-name="ce34" table:formula="of:=IF([.E23]=&quot;&quot;;[.C23];CONCATENATE([.C23];&quot; / &quot;;[.E23]))" office:value-type="string" office:string-value=":m 1*1 res / JVEMV6 41#7.5_3 / 41. economics / 7. topics / 5. グラス・スティーガル法">
            <text:p>:m 1*1 res / JVEMV6 41#7.5_3 / 41. economics / 7. topics / 5. グラス・スティーガル法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3-28_20-29-54_000.jpg</text:p>
          </table:table-cell>
          <table:table-cell table:style-name="ce23" office:value-type="string">
            <text:p>:m FX / calc,memo,計算 / pips;ロット；倍率；通貨単位；用語</text:p>
          </table:table-cell>
          <table:table-cell table:style-name="ce3"/>
          <table:table-cell table:style-name="ce3"/>
          <table:table-cell table:style-name="ce3" office:value-type="string">
            <text:p>N-35-35-28.53 E-139-34-49.22</text:p>
          </table:table-cell>
          <table:table-cell table:style-name="ce34" table:formula="of:=IF([.E24]=&quot;&quot;;[.C24];CONCATENATE([.C24];&quot; / &quot;;[.E24]))" office:value-type="string" office:string-value=":m FX / calc,memo,計算 / pips;ロット；倍率；通貨単位；用語">
            <text:p>:m FX / calc,memo,計算 / pips;ロット；倍率；通貨単位；用語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3-29_07-50-26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1.01 E-139-34-43.61</text:p>
          </table:table-cell>
          <table:table-cell table:style-name="ce34" table:formula="of:=IF([.E25]=&quot;&quot;;[.C25];CONCATENATE([.C25];&quot; / &quot;;[.E25]))" office:value-type="string" office:string-value=":m 食べた物　間食 / 味噌スープ">
            <text:p>:m 食べた物　間食 / 味噌スープ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7_17-31-49_000.mov</text:p>
          </table:table-cell>
          <table:table-cell table:style-name="ce6" office:value-type="string">
            <text:p>:VIDEO / @自宅 / メモ / guitar,gt / 演奏、play / g-2020-0327-1 / fs-1,fs,-,score+,-,-,-,R=1</text:p>
          </table:table-cell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string" office:string-value=":VIDEO / @自宅 / メモ / guitar,gt / 演奏、play / g-2020-0327-1 / fs-1,fs,-,score+,-,-,-,R=1">
            <text:p>:VIDEO / @自宅 / メモ / guitar,gt / 演奏、play / g-2020-0327-1 / fs-1,fs,-,score+,-,-,-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27_18-36-27_000.mov</text:p>
          </table:table-cell>
          <table:table-cell table:style-name="ce6" office:value-type="string">
            <text:p>:VIDEO / @自宅 / メモ / sax / 演奏、play / s-2020-0327-1 / fs-1,fs,-,-,-,-,-,R=1</text:p>
          </table:table-cell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string" office:string-value=":VIDEO / @自宅 / メモ / sax / 演奏、play / s-2020-0327-1 / fs-1,fs,-,-,-,-,-,R=1">
            <text:p>:VIDEO / @自宅 / メモ / sax / 演奏、play / s-2020-0327-1 / fs-1,fs,-,-,-,-,-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3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2020/03/29</text:date>, <text:time>08:49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29T08:49:51.30</dc:date>
    <dc:creator>iwabuchi ken</dc:creator>
    <meta:editing-duration>P18DT19H24M18S</meta:editing-duration>
    <meta:editing-cycles>7522</meta:editing-cycles>
    <meta:document-statistic meta:table-count="1" meta:cell-count="794" meta:object-count="0"/>
  </office:meta>
</office:document-meta>
</file>